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4-08-2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4-08-14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4-06-26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4-05-28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4-04-2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4-03-28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4-02-2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4-01-2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12-26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11-29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10-3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9-2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8-30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7-26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6-29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5-31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4-26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3-28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2-2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3-01-3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12-2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11-28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11-0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10-31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10-25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9-22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8-29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7-2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6-2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5-25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4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3-28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2-24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2-01-27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12-2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11-22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10-28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9-30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8-30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7-27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6-29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5-2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4-2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3-29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2-23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1-01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12-2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11-1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08-26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07-28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06-26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05-28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04-2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02-25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20-01-28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12-23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11-2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10-3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9-25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8-28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7-2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6-26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5-30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4-2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3-29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2-2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9-01-29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12-21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11-2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10-31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9-2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8-27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7-2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6-2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5-29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4-25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3-29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2-2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8-01-3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12-20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11-28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10-3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9-27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8-29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7-27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6-27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5-3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4-24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3-31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2-23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7-01-3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12-2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11-28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10-26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9-27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8-3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7-27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7-08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6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5-2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4-26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3-28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1-2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6-01-04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11-16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10-27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09-23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08-2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07-2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06-24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05-2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04-2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03-25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5-01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12-18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11-24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10-30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9-23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8-25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7-29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6-26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5-30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3-08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2-2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2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1-2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1-19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1-1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4-01-0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12-22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9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7-21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7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7-05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6-22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6-1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6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6-02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5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5-1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5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4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4-19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4-07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3-3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3-1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3-10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3-0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2-24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2-1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1-2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1-2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1-1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3-01-0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2-3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2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2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2-02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1-2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1-1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1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0-21 0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0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10-07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9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9-2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9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9-0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9-0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8-2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8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8-0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7-2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7-2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7-15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7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7-0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6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6-1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6-0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5-27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5-2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5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5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5-0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4-2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4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4-0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3-2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3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3-11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3-0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2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2-1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2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2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1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1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2-01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2-3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2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2-1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2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1-27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1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1-13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1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0-3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0-2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10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9-1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9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9-0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8-2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8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8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8-0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7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6-2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5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5-2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5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5-0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5-0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4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4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3-2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3-2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3-07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2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2-24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2-1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2-07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1-2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1-01-17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2-28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2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2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2-0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1-28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1-22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1-1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1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1-0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0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0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10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9-0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8-0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7-2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7-19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7-1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7-0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6-29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6-2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6-1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6-09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5-3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5-17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5-1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5-0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4-2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4-1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4-0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3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3-2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3-2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3-15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3-08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3-01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2-2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2-1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2-0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2-0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1-18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1-1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10-01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2-2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2-21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2-1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2-0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1-3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1-23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1-1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1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1-0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0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0-1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0-1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10-0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9-28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9-21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9-1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8-2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8-2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8-1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8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7-2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7-1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7-13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7-0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6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6-2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6-1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6-0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6-03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5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5-17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5-0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4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4-1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4-06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3-30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3-23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3-16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3-0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3-01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2-23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2-1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2-0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2-0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1-25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1-2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2-15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2-0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2-0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1-2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1-1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1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0-2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0-1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0-12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10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9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8-0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7-28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7-21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7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7-06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6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6-08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6-01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5-30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5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5-16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5-07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4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4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4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4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3-30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3-2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3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3-02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2-1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2-1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2-0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1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1-20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12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12-1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12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7-2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7-2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7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7-0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7-0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6-24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6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6-0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6-0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5-2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5-20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5-1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5-0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4-2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4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4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4-0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4-0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3-18 1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3-11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3-04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2-25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2-18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2-1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2-04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1-28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1-21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1-14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7-01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2-31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2-25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2-0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2-0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1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1-1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1-11 0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1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0-2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0-2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0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0-11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9-2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9-17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9-1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9-0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8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8-2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8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8-0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7-3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7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7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7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7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6-18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6-10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6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5-2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5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5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5-07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4-29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4-2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4-1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4-0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3-28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3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3-12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2-2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1-2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1-2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1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12-2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11-23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11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11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1-30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5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2000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4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2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90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5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4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1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80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7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6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9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013072030601</text:p>
          </table:table-cell>
          <table:table-cell office:value-type="string" calcext:value-type="string">
            <text:p>1958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596" meta:object-count="0"/>
    <meta:user-defined meta:name="AppVersion">3.0</meta:user-defined>
  </office:meta>
</office:document-meta>
</file>